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Political and Economic Details of the Kingdoms of Ilia</text:p>
      <text:p text:style-name="Standard"/>
      <text:p text:style-name="Standard"/>
      <text:p text:style-name="Standard"><text:s/>PLAYERS as of August in 413, Year of the Moon. </text:p>
      <text:p text:style-name="Standard"/>
      <text:p text:style-name="Standard"><text:tab/><text:span text:style-name="T1">King Huelin of Tirion</text:span>-- Age –63 – Huelin, born in Pike in 350 is part of the House Lerevion, the royal house of Tirion. Bred into the noble ways, and taking after his father, Huelin pursues a warlike policy, and has been preparing for a war with Erresea for most of his reign. <text:s/></text:p>
      <text:p text:style-name="Standard"><text:tab/>Through mobilization of the economy, Huelin has adopted a leveled income tax to gain funds. The tax is more appealing to the people than non-leveled taxes, however the income tax is still steep; bringing in as much as 20% in the highest of its brackets. Tirion has a large domestic guard force as well, which keeps most problems under control.</text:p>
      <text:p text:style-name="Standard"><text:tab/></text:p>
      <text:p text:style-name="Standard"/>
      <text:p text:style-name="Standard"/>
      <text:p text:style-name="Standard"><text:tab/><text:span text:style-name="T1">King Antony of Ibos</text:span>-- Age 32 – Antony, born in Norir in Ibos in 379 comes from a non-noble family, however was an associate to Yvonne, and took part in the revolution that recently ended on July 24 of the year 413. He, as a trusted official under Yvonne, was put into the throne by Yvonne, who is acting as an advisor and co-ruler. The two work well together, with little argument and dissent. Because of the recent overthrow of the Duke Yamador, the city is in slight chaos, however the political take over was well received and supported by the populous. </text:p>
      <text:p text:style-name="Standard"><text:tab/>Antony is following reconstruction policy, switching the economy away from reliance on the gang. He is ousting any residual corruption and preparing the city for mobilization while researchers study the Sky Stone.</text:p>
      <text:p text:style-name="Standard"/>
      <text:p text:style-name="Standard"/>
      <text:p text:style-name="Standard"><text:tab/><text:span text:style-name="T2">Queen Evelyn of Anor-- Age 39-- </text:span><text:span text:style-name="T3">Evelyn, born of the White Pine house, has ruled over Anor since she was 23, after her father, the king, died. <text:s/>A wise and benevolent ruler, Evelyn is held in utmost respect by her subjects. </text:span></text:p>
      <text:p text:style-name="P1"><text:tab/>Evelyn's policies focus on domestic stability, keeping the populous happy with low taxes. Resource extraction – mainly timber, minerals, and gems -- provides a large amount of work, though a large part of the economy is also centered on fishing and fur trading. Anor has a small military, however native lynx-folk are willing to help the Anorians in times of need. </text:p>
      <text:p text:style-name="Standard"/>
      <text:p text:style-name="Standard"><text:tab/><text:span text:style-name="T2">King Juhul of Brund – </text:span><text:span text:style-name="T3">Age 64 – Juhul has sat in the Palace of Brund for 40 years, stubbornly pursuing neutrality, and arbitrating peace between Tirion and Erresea. The king monitors his kingdom from within the walls of Ordos, making regulation of Western Brund difficult. Despite this, Brund is peaceful, with few domestic problems.</text:span></text:p>
      <text:p text:style-name="P1"><text:tab/>Juhul has been holding the armies of Tirion and Erresea at arm's length, preventing any conflict with its impressive defenses and strong policy of neutrality. Despite his neutrality, Juhul supports a large active military for use in defense or necessary offense. He maintains control of his sparse empire with a series of Viscounts in each of the major cities, exercising control under the king to support their districts. Viscount Serle in Gort, Viscountess Aaline in Nightrock, and Viscount Rowan in Ordos, who acts as an advisor to the king.</text:p>
      <text:p text:style-name="P1"/>
      <text:p text:style-name="Standard"/>
      <text:p text:style-name="Standard"><text:soft-page-break/><text:tab/><text:span text:style-name="T2">Queen Ilyana of Erresea –</text:span><text:span text:style-name="T4"> </text:span><text:span text:style-name="T3">age 417 – Ilyana, Warden of the West, Matriarch of the House of Ereseal in the city of Nenril upon Tielsef. Ilyana has ruled Erresea throughout three centuries, gaining control after the Emerald Concordat was signed in 100 Y.M, ending the Erresean Empire and creating the kingdom of Albos. Ilyana rules over the legendary Silver City on the Lake, divine in her throne.</text:span></text:p>
      <text:p text:style-name="P1"><text:tab/>Ilyana is the Queen of Elves in Ilia. Steering her kingdom towards war to regain land lost during the Erresean Civil War, Ilyana has slowly mobilized Erresea. With a rich economy, the people are content. Ilyana rules justly and benevolently, caring for domestic needs with a fair hand. She supports the rich culture of Erresea and is determined to preserve it. She will lead her kingdom to war with Tirion, and Erresea will fight with the mithril blades of the Elves.</text:p>
      <text:p text:style-name="Standard"/>
      <text:p text:style-name="Standard"><text:tab/><text:span text:style-name="T2">Grand Duke Nycolas of Jaton </text:span><text:span text:style-name="T3">– age 56 – Ruling in place of the mad king Simon, Nycolas is head of the Grey Council, a group of officials who govern Jaton from the Grey City. Nycolas mediates the vastly immense trading economy of Jaton, using the profits to benefit the people.</text:span></text:p>
      <text:p text:style-name="P1">Nycolas heads the council wisely, and is a popular ruler. The Grey City has grown prosperous under his guidance. Although Jaton is the smallest kingdom of Ilia, it boasts the largest, and richest, city on the continent.</text:p>
      <text:p text:style-name="P1"><text:tab/>Nycolas governs over the thriving markets of the Grey City, overseeing a trade empire that spans the archipelago. Brilliant construction projects raise huge monuments throughout the city, celebrating the happiness of the diverse peoples. Nycolas does a poor job with arbitrating racism in the city, however, as vigilante groups have attacked Tiefling neighborhoods. The populous has mixed feelings about war. </text:p>
      <text:p text:style-name="Standard"/>
      <text:p text:style-name="Standard"><text:tab/><text:span text:style-name="T2">King Rawlin of Olaea – </text:span><text:span text:style-name="T3">age 25 – Recently acquiring the throne after his father died, Rawlin is young and weak, with little experience. He foolishly bends his will to the corrupt Grey Elf nobles in Uta. Rawlin hides in his palace, seeing few visitors. He is slowly falling into insanity.</text:span></text:p>
      <text:p text:style-name="P1"><text:tab/>The Grey Elves, headed by Eletha Maylesil, are only interested in making the largest profit. The Elves hide in the shadows, leaving an appointed official, Grey Elf Vulen Eresidel, to govern the day to day workings of Olaea, which he does well. Eletha and her cohorts have amassed riches with the black market and drug trades.</text:p>
      <text:p text:style-name="Standard"/>
      <text:p text:style-name="Standard"><text:tab/><text:span text:style-name="T2">King Jeron of Albos</text:span></text:p>
      <text:p text:style-name="Standard"/>
      <text:p text:style-name="Standard"><text:tab/><text:span text:style-name="T2">King Surgug of Etrun</text:span></text:p>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4-13T17:13:30.31</meta:creation-date>
    <dc:date>2015-07-08T17:25:15.88</dc:date>
    <dc:creator>Nolan Roth</dc:creator>
    <meta:editing-duration>PT2H1M8S</meta:editing-duration>
    <meta:editing-cycles>5</meta:editing-cycles>
    <meta:generator>OpenOffice/4.1.1$Win32 OpenOffice.org_project/411m6$Build-9775</meta:generator>
    <meta:document-statistic meta:table-count="0" meta:image-count="0" meta:object-count="0" meta:page-count="2" meta:paragraph-count="21" meta:word-count="924" meta:character-count="5388"/>
  </office:meta>
</office:document-meta>
</file>